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.051cm" svg:stroke-color="#aecf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solid" draw:stroke-dash="Fine_20_Dashed" svg:stroke-width="0.051cm" svg:stroke-color="#000000" draw:marker-start-width="0.276cm" draw:marker-end-width="0.276cm" draw:fill="none" draw:fill-color="#ffffcc" draw:fill-hatch-name="Blue_20_Crossed_20_45_20_Degrees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Ultrafine_20_Dashed" svg:stroke-width="0.051cm" svg:stroke-color="#aecf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ashed_20__28_var_29_" svg:stroke-width="0.076cm" svg:stroke-color="#aecf00" draw:marker-start-width="0.315cm" draw:marker-end="Arrow" draw:marker-end-width="0.315cm" draw:textarea-horizontal-align="center" draw:textarea-vertical-align="middle" fo:padding-top="0.164cm" fo:padding-bottom="0.164cm" fo:padding-left="0.289cm" fo:padding-right="0.289cm"/>
    </style:style>
    <style:style style:name="gr5" style:family="graphic" style:parent-style-name="standard">
      <style:graphic-properties draw:stroke-dash="Ultrafine_20_Dashed" svg:stroke-width="0.051cm" svg:stroke-color="#000000" draw:marker-start-width="0.376cm" draw:marker-end-width="0.376cm" draw:fill="solid" draw:fill-color="#ffff00" draw:fill-gradient-name="Gradient_20_8" draw:fill-hatch-name="Blue_20_Crossed_20_45_20_Degrees" draw:fill-image-name="Bitmape_20_1" style:repeat="repeat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3cm" fo:min-width="0.85cm"/>
    </style:style>
    <style:style style:name="gr7" style:family="graphic" style:parent-style-name="standard">
      <style:graphic-properties draw:stroke="none" draw:fill="none" fo:min-height="1.038cm"/>
    </style:style>
    <style:style style:name="gr8" style:family="graphic" style:parent-style-name="standard">
      <style:graphic-properties draw:stroke="solid" draw:stroke-dash="Fine_20_Dashed"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stroke="none" draw:fill="none" fo:min-height="0.714cm"/>
    </style:style>
    <style:style style:name="gr10" style:family="graphic" style:parent-style-name="standard">
      <style:graphic-properties draw:stroke="none" draw:fill="none" fo:min-height="0.793cm"/>
    </style:style>
    <style:style style:name="gr11" style:family="graphic" style:parent-style-name="standard">
      <style:graphic-properties draw:stroke="dash" draw:stroke-dash="Fine_20_Dashed_20__28_var_29_" svg:stroke-width="0.051cm" svg:stroke-color="#000000" draw:marker-start-width="0.277cm" draw:marker-end="Arrow" draw:marker-end-width="0.277cm" draw:fill="solid" draw:textarea-horizontal-align="center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dash" draw:stroke-dash="Fine_20_Dashed_20__28_var_29_" svg:stroke-width="0.102cm" svg:stroke-color="#000000" draw:marker-start-width="0.354cm" draw:marker-end="Arrow" draw:marker-end-width="0.354cm" draw:fill="solid" draw:textarea-horizontal-align="center" draw:textarea-vertical-align="middle" fo:padding-top="0.177cm" fo:padding-bottom="0.177cm" fo:padding-left="0.302cm" fo:padding-right="0.302cm"/>
    </style:style>
    <style:style style:name="gr13" style:family="graphic" style:parent-style-name="standard">
      <style:graphic-properties draw:stroke="dash" draw:stroke-dash="Fine_20_Dashed_20__28_var_29_" svg:stroke-width="0.051cm" svg:stroke-color="#000000" draw:marker-start-width="0.277cm" draw:marker-end-width="0.277cm" draw:fill="solid" draw:textarea-horizontal-align="center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dash" draw:stroke-dash="Fine_20_Dashed_20__28_var_29_" svg:stroke-width="0.102cm" svg:stroke-color="#000000" draw:marker-start-width="0.355cm" draw:marker-end="Arrow" draw:marker-end-width="0.355cm" draw:fill="solid" draw:textarea-horizontal-align="center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stroke="dash" draw:stroke-dash="Fine_20_Dashed_20__28_var_29_" svg:stroke-width="0.051cm" svg:stroke-color="#000000" draw:marker-start-width="0.43cm" draw:marker-end-width="0.43cm" draw:fill="solid" draw:textarea-horizontal-align="center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draw:fill="none" fo:min-height="0.794cm"/>
    </style:style>
    <style:style style:name="gr17" style:family="graphic" style:parent-style-name="standard">
      <style:graphic-properties svg:stroke-width="0cm" svg:stroke-color="#c0c0c0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18" style:family="graphic" style:parent-style-name="standard">
      <style:graphic-properties svg:stroke-width="0.051cm" svg:stroke-color="#c0c0c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000000" draw:marker-start-width="0.276cm" draw:marker-end-width="0.276cm" draw:fill="solid" draw:fill-color="#83ca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0" style:family="graphic" style:parent-style-name="standard">
      <style:graphic-properties draw:stroke="dash" draw:stroke-dash="Ultrafine_20_Dashed" svg:stroke-width="0.051cm" svg:stroke-color="#aecf00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.051cm" draw:marker-start-width="0.276cm" draw:marker-end-width="0.276cm" draw:fill="none" fo:min-height="1.037cm"/>
    </style:style>
    <style:style style:name="gr22" style:family="graphic" style:parent-style-name="standard">
      <style:graphic-properties draw:stroke="none" draw:fill="none" fo:min-height="1.037cm"/>
    </style:style>
    <style:style style:name="gr23" style:family="graphic" style:parent-style-name="standard">
      <style:graphic-properties draw:stroke="solid" svg:stroke-width="0cm" svg:stroke-color="#c0c0c0" draw:marker-start-width="0.124cm" draw:marker-end-width="0.124cm" draw:textarea-horizontal-align="center" draw:textarea-vertical-align="middle" fo:padding-top="0.125cm" fo:padding-bottom="0.125cm" fo:padding-left="0.25cm" fo:padding-right="0.25cm"/>
    </style:style>
    <style:style style:name="gr24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25" style:family="graphic" style:parent-style-name="standard">
      <style:graphic-properties draw:fill="solid" draw:fill-color="#000000" draw:textarea-horizontal-align="center" draw:textarea-vertical-align="middle"/>
    </style:style>
    <style:style style:name="gr26" style:family="graphic" style:parent-style-name="standard">
      <style:graphic-properties draw:stroke="solid" draw:stroke-dash="Fine_20_Dashed" svg:stroke-width="0.051cm" svg:stroke-color="#000000" draw:marker-start-width="0.276cm" draw:marker-end-width="0.276cm" draw:fill="none" draw:fill-color="#ffffcc" draw:fill-hatch-name="Blue_20_Crossed_20_45_20_Degrees" draw:textarea-horizontal-align="justify" draw:textarea-vertical-align="middle" draw:auto-grow-height="false" fo:padding-top="0.15cm" fo:padding-bottom="0.15cm" fo:padding-left="0.275cm" fo:padding-right="0.275cm"/>
    </style:style>
    <style:style style:name="gr27" style:family="graphic" style:parent-style-name="standard" style:list-style-name="L1">
      <style:graphic-properties draw:stroke-dash="Dash_20_2" svg:stroke-width="0.051cm" draw:marker-start="" draw:marker-start-width="0.452cm" draw:marker-start-center="false" draw:marker-end="" draw:marker-end-width="0.452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-dash="Dash_20_2" svg:stroke-width="0cm" draw:marker-start="" draw:marker-start-width="0.376cm" draw:marker-start-center="false" draw:marker-end="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1">
      <style:graphic-properties draw:stroke-dash="Ultrafine_20_Dashed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ff00" draw:secondary-fill-color="#99ccff" draw:fill-gradient-name="Gradient_20_8" draw:gradient-step-count="0" draw:fill-hatch-name="Blue_20_Crossed_20_45_20_Degrees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>
      <style:graphic-properties draw:stroke="dash" draw:stroke-dash="Fine_20_Dashed_20__28_var_29_" svg:stroke-width="0cm" svg:stroke-color="#aecf00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31" style:family="graphic" style:parent-style-name="standard">
      <style:graphic-properties draw:stroke="none" svg:stroke-width="0.051cm" draw:marker-start-width="0.276cm" draw:marker-end-width="0.276cm" draw:fill="none" fo:min-height="1.088cm"/>
    </style:style>
    <style:style style:name="gr32" style:family="graphic" style:parent-style-name="standard">
      <style:graphic-properties draw:stroke="dash" draw:stroke-dash="Fine_20_Dashed_20__28_var_29_" svg:stroke-width="0.051cm" svg:stroke-color="#aecf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603cm" fo:min-width="2.39cm" fo:padding-top="0.15cm" fo:padding-bottom="0.15cm" fo:padding-left="0.275cm" fo:padding-right="0.275cm"/>
    </style:style>
    <style:style style:name="gr34" style:family="graphic" style:parent-style-name="standard">
      <style:graphic-properties draw:stroke="dash" draw:stroke-dash="Fine_20_Dashed_20__28_var_29_" svg:stroke-width="0.102cm" svg:stroke-color="#aecf00" draw:marker-start-width="0.353cm" draw:marker-end="Arrow" draw:marker-end-width="0.453cm" draw:textarea-horizontal-align="center" draw:textarea-vertical-align="middle" fo:padding-top="0.176cm" fo:padding-bottom="0.176cm" fo:padding-left="0.301cm" fo:padding-right="0.301cm"/>
    </style:style>
    <style:style style:name="gr35" style:family="graphic" style:parent-style-name="standard">
      <style:graphic-properties draw:stroke="dash" draw:stroke-dash="Fine_20_Dashed_20__28_var_29_" svg:stroke-width="0.102cm" draw:marker-start-width="0.353cm" draw:marker-end="Arrowheads_20_1" draw:marker-end-width="0.353cm" draw:textarea-horizontal-align="center" draw:textarea-vertical-align="middle" fo:padding-top="0.176cm" fo:padding-bottom="0.176cm" fo:padding-left="0.301cm" fo:padding-right="0.301cm"/>
    </style:style>
    <style:style style:name="gr36" style:family="graphic" style:parent-style-name="standard">
      <style:graphic-properties draw:stroke="dash" draw:stroke-dash="Fine_20_Dashed_20__28_var_29_" svg:stroke-width="0.051cm" draw:marker-start-width="0.276cm" draw:marker-end="Arrowheads_20_1" draw:marker-end-width="0.276cm" draw:textarea-horizontal-align="center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dash" draw:stroke-dash="Fine_20_Dashed_20__28_var_29_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8" style:family="graphic" style:parent-style-name="standard">
      <style:graphic-properties draw:stroke="none" draw:fill="none" fo:min-height="1.023cm"/>
    </style:style>
    <style:style style:name="gr39" style:family="graphic" style:parent-style-name="standard">
      <style:graphic-properties draw:stroke="dash" draw:stroke-dash="Fine_20_Dashed_20__28_var_29_" svg:stroke-width="0.051cm" svg:stroke-color="#000000" draw:marker-start-width="0.277cm" draw:marker-end-width="0.277cm" draw:textarea-horizontal-align="center" draw:textarea-vertical-align="middle" fo:padding-top="0.151cm" fo:padding-bottom="0.151cm" fo:padding-left="0.276cm" fo:padding-right="0.276cm"/>
    </style:style>
    <style:style style:name="gr40" style:family="graphic" style:parent-style-name="standard">
      <style:graphic-properties draw:stroke="dash" draw:stroke-dash="Fine_20_Dashed_20__28_var_29_" svg:stroke-width="0.051cm" svg:stroke-color="#000000" draw:marker-start-width="0.277cm" draw:marker-end="Arrow" draw:marker-end-width="0.277cm" draw:textarea-horizontal-align="center" draw:textarea-vertical-align="middle" fo:padding-top="0.151cm" fo:padding-bottom="0.151cm" fo:padding-left="0.276cm" fo:padding-right="0.276cm"/>
    </style:style>
    <style:style style:name="gr41" style:family="graphic" style:parent-style-name="standard">
      <style:graphic-properties svg:stroke-width="0.051cm" svg:stroke-color="#0000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draw:stroke="dash" draw:stroke-dash="Fine_20_Dashed_20__28_var_29_" svg:stroke-color="#aecf00" draw:marker-end="Arrow" draw:marker-end-width="0.3cm" draw:textarea-horizontal-align="center" draw:textarea-vertical-align="middle"/>
    </style:style>
    <style:style style:name="gr43" style:family="graphic" style:parent-style-name="standard" style:list-style-name="L1">
      <style:graphic-properties draw:stroke-dash="Ultrafine_20_Dashed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ff00" draw:secondary-fill-color="#99ccff" draw:fill-gradient-name="Gradient_20_8" draw:gradient-step-count="0" draw:fill-hatch-name="Blue_20_Crossed_20_45_20_Degrees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>
      <style:graphic-properties draw:stroke="none" svg:stroke-width="0.051cm" draw:marker-start-width="0.276cm" draw:marker-end-width="0.276cm" draw:fill="none" fo:min-height="1.038cm"/>
    </style:style>
    <style:style style:name="gr45" style:family="graphic" style:parent-style-name="standard" style:list-style-name="L1">
      <style:graphic-properties draw:stroke-dash="Ultrafine_20_Dashed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ff00" draw:secondary-fill-color="#99ccff" draw:fill-gradient-name="Gradient_20_8" draw:gradient-step-count="0" draw:fill-hatch-name="Blue_20_Crossed_20_45_20_Degrees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6" style:family="graphic" style:parent-style-name="standard">
      <style:graphic-properties draw:stroke="dash" draw:stroke-dash="Fine_20_Dashed_20__28_var_29_" svg:stroke-width="0.051cm" draw:marker-start="" draw:marker-start-width="0.276cm" draw:marker-end="Arrowheads_20_1" draw:marker-end-width="0.276cm" draw:textarea-horizontal-align="center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stroke="dash" draw:stroke-dash="Fine_20_Dashed_20__28_var_29_" svg:stroke-width="0.102cm" draw:marker-start="" draw:marker-start-width="0.352cm" draw:marker-end="Arrowheads_20_1" draw:marker-end-width="0.352cm" draw:textarea-horizontal-align="center" draw:textarea-vertical-align="middle" fo:padding-top="0.175cm" fo:padding-bottom="0.175cm" fo:padding-left="0.3cm" fo:padding-right="0.3cm"/>
    </style:style>
    <style:style style:name="gr48" style:family="graphic" style:parent-style-name="standard">
      <style:graphic-properties draw:stroke="dash" draw:stroke-dash="Fine_20_Dashed_20__28_var_29_" svg:stroke-width="0.051cm" draw:marker-start="Arrowheads_20_1" draw:marker-start-width="0.276cm" draw:marker-end="Arrowheads_20_1" draw:marker-end-width="0.276cm" draw:textarea-horizontal-align="center" draw:textarea-vertical-align="middle" fo:padding-top="0.15cm" fo:padding-bottom="0.15cm" fo:padding-left="0.275cm" fo:padding-right="0.275cm"/>
    </style:style>
    <style:style style:name="gr49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0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1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2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4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0000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5" style:family="graphic" style:parent-style-name="standard">
      <style:graphic-properties draw:marker-start="Arrowheads_20_1" draw:fill="none" draw:textarea-horizontal-align="justify" draw:textarea-vertical-align="middle" draw:auto-grow-height="false"/>
    </style:style>
    <style:style style:name="gr56" style:family="graphic" style:parent-style-name="standard">
      <style:graphic-properties draw:marker-start="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text-shadow="none"/>
    </style:style>
    <style:style style:name="P5" style:family="paragraph">
      <style:paragraph-properties fo:text-align="center"/>
      <style:text-properties fo:font-style="italic" fo:text-shadow="none" style:font-style-asian="italic" style:font-style-complex="italic"/>
    </style:style>
    <style:style style:name="P6" style:family="paragraph">
      <style:text-properties fo:color="#ffffff" fo:font-size="20pt" fo:font-weight="bold" style:font-size-asian="20pt" style:font-weight-asian="bold" style:font-size-complex="20pt" style:font-weight-complex="bold"/>
    </style:style>
    <style:style style:name="P7" style:family="paragraph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8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family-asian="'Microsoft YaHei'" style:font-family-generic-asian="system" style:font-pitch-asian="variable" style:language-asian="zh" style:country-asian="CN" style:font-style-asian="normal" style:font-family-complex="Mangal" style:font-family-generic-complex="system" style:font-pitch-complex="variable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P12" style:family="paragraph">
      <style:text-properties fo:color="#000000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style:text-position="sub 58%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style="italic" fo:text-shadow="none" style:font-size-asian="20pt" style:font-style-asian="italic" style:font-size-complex="20pt" style:font-style-complex="italic"/>
    </style:style>
    <style:style style:name="T4" style:family="text">
      <style:text-properties fo:font-family="Arial" style:font-style-name="Normale" style:font-family-generic="swiss" fo:font-size="20pt" fo:font-weight="bold" style:font-family-asian="Arial" style:font-style-name-asian="Normale" style:font-family-generic-asian="swiss" style:font-size-asian="20pt" style:font-weight-asian="bold" style:font-family-complex="Arial" style:font-style-name-complex="Normale" style:font-family-generic-complex="swiss" style:font-size-complex="20pt" style:font-weight-complex="bold"/>
    </style:style>
    <style:style style:name="T5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000000" style:text-position="sub 58%"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" style:family="text">
      <style:text-properties fo:font-size="15pt" fo:font-weight="normal" style:font-size-asian="15pt" style:font-weight-asian="normal" style:font-size-complex="15pt" style:font-weight-complex="normal"/>
    </style:style>
    <style:style style:name="T9" style:family="text">
      <style:text-properties fo:color="#000000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onnector draw:style-name="gr1" draw:text-style-name="P1" draw:layer="layout" draw:type="line" svg:x1="6.085cm" svg:y1="9.82cm" svg:x2="12.127cm" svg:y2="5.913cm" draw:start-shape="id1" draw:start-glue-point="1" draw:end-shape="id2" draw:end-glue-point="2" svg:d="m6085 9820 6042-3907">
          <text:p/>
        </draw:connector>
        <draw:line draw:style-name="gr2" draw:text-style-name="P1" draw:layer="layout" svg:x1="-0.335cm" svg:y1="16.204cm" svg:x2="17.245cm" svg:y2="16.205cm">
          <text:p/>
        </draw:line>
        <draw:connector draw:style-name="gr3" draw:text-style-name="P1" draw:layer="layout" draw:type="line" svg:x1="4.742cm" svg:y1="18.277cm" svg:x2="5.776cm" svg:y2="16.14cm" draw:start-shape="id3" draw:start-glue-point="0" draw:end-shape="id4" svg:d="m4742 18277 1034-2137">
          <text:p/>
        </draw:connector>
        <draw:connector draw:style-name="gr3" draw:text-style-name="P1" draw:layer="layout" draw:type="line" svg:x1="4.742cm" svg:y1="18.277cm" svg:x2="3.576cm" svg:y2="16.14cm" draw:start-shape="id3" draw:start-glue-point="0" draw:end-shape="id5" draw:end-glue-point="2" svg:d="m4742 18277-1166-2137">
          <text:p/>
        </draw:connector>
        <draw:connector draw:style-name="gr4" draw:text-style-name="P1" draw:layer="layout" draw:type="line" svg:x1="4.742cm" svg:y1="20.927cm" svg:x2="3.576cm" svg:y2="16.14cm" draw:start-shape="id6" draw:start-glue-point="0" draw:end-shape="id5" draw:end-glue-point="2" svg:d="m4742 20927-1166-4787">
          <text:p/>
        </draw:connector>
        <draw:connector draw:style-name="gr3" draw:text-style-name="P1" draw:layer="layout" draw:type="line" svg:x1="4.742cm" svg:y1="20.927cm" svg:x2="5.776cm" svg:y2="16.14cm" draw:start-shape="id6" draw:start-glue-point="0" draw:end-shape="id4" draw:end-glue-point="2" svg:d="m4742 20927 1034-4787">
          <text:p/>
        </draw:connector>
        <draw:circle draw:style-name="gr5" draw:text-style-name="P2" xml:id="id6" draw:id="id6" draw:layer="layout" svg:width="1.27cm" svg:height="1.27cm" svg:x="4.107cm" svg:y="20.927cm">
          <text:p/>
        </draw:circle>
        <draw:frame draw:style-name="gr6" draw:text-style-name="P3" draw:layer="layout" svg:width="2.37cm" svg:height="1.055cm" svg:x="3.947cm" svg:y="22.584cm">
          <draw:text-box>
            <text:p><text:span text:style-name="T1">t = 1</text:span></text:p>
          </draw:text-box>
        </draw:frame>
        <draw:circle draw:style-name="gr5" draw:text-style-name="P2" xml:id="id3" draw:id="id3" draw:layer="layout" svg:width="1.27cm" svg:height="1.27cm" svg:x="4.107cm" svg:y="18.277cm">
          <text:p/>
        </draw:circle>
        <draw:circle draw:style-name="gr5" draw:text-style-name="P2" xml:id="id9" draw:id="id9" draw:layer="layout" svg:width="1.27cm" svg:height="1.27cm" svg:x="7.907cm" svg:y="20.927cm">
          <text:p/>
        </draw:circle>
        <draw:frame draw:style-name="gr7" draw:text-style-name="P3" draw:layer="layout" svg:width="1.201cm" svg:height="1.288cm" svg:x="1.606cm" svg:y="16.64cm">
          <draw:text-box>
            <text:p><text:span text:style-name="T1">S</text:span><text:span text:style-name="T2">1</text:span></text:p>
          </draw:text-box>
        </draw:frame>
        <draw:frame draw:style-name="gr7" draw:text-style-name="P3" draw:layer="layout" svg:width="1.268cm" svg:height="1.288cm" svg:x="1.537cm" svg:y="21.02cm">
          <draw:text-box>
            <text:p><text:span text:style-name="T1">S</text:span><text:span text:style-name="T2">N</text:span></text:p>
          </draw:text-box>
        </draw:frame>
        <draw:frame draw:style-name="gr7" draw:text-style-name="P3" draw:layer="layout" svg:width="1.201cm" svg:height="1.288cm" svg:x="1.607cm" svg:y="18.34cm">
          <draw:text-box>
            <text:p><text:span text:style-name="T1">S</text:span><text:span text:style-name="T2">2</text:span></text:p>
          </draw:text-box>
        </draw:frame>
        <draw:line draw:style-name="gr8" draw:text-style-name="P4" draw:layer="layout" svg:x1="2.807cm" svg:y1="22.46cm" svg:x2="16.91cm" svg:y2="22.495cm">
          <text:p/>
        </draw:line>
        <draw:circle draw:style-name="gr5" draw:text-style-name="P2" draw:layer="layout" svg:width="1.27cm" svg:height="1.27cm" svg:x="14.472cm" svg:y="20.95cm">
          <text:p/>
        </draw:circle>
        <draw:circle draw:style-name="gr5" draw:text-style-name="P2" draw:layer="layout" svg:width="1.27cm" svg:height="1.27cm" svg:x="14.472cm" svg:y="16.55cm">
          <text:p/>
        </draw:circle>
        <draw:circle draw:style-name="gr5" draw:text-style-name="P2" draw:layer="layout" svg:width="1.27cm" svg:height="1.27cm" svg:x="14.472cm" svg:y="18.3cm">
          <text:p/>
        </draw:circle>
        <draw:frame draw:style-name="gr9" draw:text-style-name="P3" draw:layer="layout" svg:width="2.503cm" svg:height="1.055cm" svg:x="7.759cm" svg:y="22.61cm">
          <draw:text-box>
            <text:p><text:span text:style-name="T1">t = 2</text:span></text:p>
          </draw:text-box>
        </draw:frame>
        <draw:frame draw:style-name="gr10" draw:text-style-name="P3" draw:layer="layout" svg:width="2.23cm" svg:height="1.055cm" svg:x="14.522cm" svg:y="22.61cm">
          <draw:text-box>
            <text:p><text:span text:style-name="T1">t = T</text:span></text:p>
          </draw:text-box>
        </draw:frame>
        <draw:connector draw:style-name="gr11" draw:text-style-name="P1" draw:layer="layout" draw:type="line" svg:x1="5.377cm" svg:y1="17.168cm" svg:x2="7.907cm" svg:y2="18.912cm" draw:start-shape="id7" draw:start-glue-point="1" draw:end-shape="id8" draw:end-glue-point="3" svg:d="m5377 17168 2530 1744">
          <text:p/>
        </draw:connector>
        <draw:connector draw:style-name="gr12" draw:text-style-name="P1" draw:layer="layout" draw:type="line" svg:x1="5.377cm" svg:y1="17.168cm" svg:x2="7.907cm" svg:y2="21.562cm" draw:start-shape="id7" draw:start-glue-point="1" draw:end-shape="id9" draw:end-glue-point="3" svg:d="m5377 17168 2530 4394">
          <text:p/>
        </draw:connector>
        <draw:connector draw:style-name="gr11" draw:text-style-name="P1" draw:layer="layout" draw:type="line" svg:x1="5.377cm" svg:y1="18.912cm" svg:x2="7.907cm" svg:y2="18.912cm" draw:start-shape="id3" draw:start-glue-point="1" draw:end-shape="id8" draw:end-glue-point="3" svg:d="m5377 18912h2530">
          <text:p/>
        </draw:connector>
        <draw:connector draw:style-name="gr13" draw:text-style-name="P1" draw:layer="layout" draw:type="line" svg:x1="5.377cm" svg:y1="18.912cm" svg:x2="7.907cm" svg:y2="21.562cm" draw:start-shape="id3" draw:start-glue-point="1" draw:end-shape="id9" draw:end-glue-point="3" svg:d="m5377 18912 2530 2650">
          <text:p/>
        </draw:connector>
        <draw:connector draw:style-name="gr14" draw:text-style-name="P1" draw:layer="layout" draw:type="line" svg:x1="5.377cm" svg:y1="21.562cm" svg:x2="7.907cm" svg:y2="21.562cm" draw:start-shape="id6" draw:start-glue-point="1" draw:end-shape="id9" draw:end-glue-point="3" svg:d="m5377 21562h2530">
          <text:p/>
        </draw:connector>
        <draw:connector draw:style-name="gr11" draw:text-style-name="P1" draw:layer="layout" draw:type="line" svg:x1="5.377cm" svg:y1="21.562cm" svg:x2="7.907cm" svg:y2="18.912cm" draw:start-shape="id6" draw:start-glue-point="1" draw:end-shape="id8" draw:end-glue-point="3" svg:d="m5377 21562 2530-2650">
          <text:p/>
        </draw:connector>
        <draw:connector draw:style-name="gr15" draw:text-style-name="P1" draw:layer="layout" draw:type="line" svg:x1="5.377cm" svg:y1="18.912cm" svg:x2="7.907cm" svg:y2="17.162cm" draw:start-shape="id3" draw:start-glue-point="1" draw:end-shape="id10" draw:end-glue-point="3" svg:d="m5377 18912 2530-1750">
          <text:p/>
        </draw:connector>
        <draw:frame draw:style-name="gr16" draw:text-style-name="P5" draw:layer="layout" svg:width="2.466cm" svg:height="1.044cm" svg:x="10.797cm" svg:y="21.575cm">
          <draw:text-box>
            <text:p text:style-name="P1"><text:span text:style-name="T3">tempo</text:span></text:p>
          </draw:text-box>
        </draw:frame>
        <draw:line draw:style-name="gr17" draw:text-style-name="P1" draw:layer="layout" svg:x1="3.476cm" svg:y1="21.59cm" svg:x2="4.111cm" svg:y2="21.59cm">
          <text:p/>
        </draw:line>
        <draw:frame draw:style-name="gr7" draw:text-style-name="P3" draw:layer="layout" svg:width="1.67cm" svg:height="1.288cm" svg:x="2.671cm" svg:y="20.955cm">
          <draw:text-box>
            <text:p><text:span text:style-name="T4">π</text:span><text:span text:style-name="T2">N</text:span></text:p>
          </draw:text-box>
        </draw:frame>
        <draw:frame draw:style-name="gr7" draw:text-style-name="P3" draw:layer="layout" svg:width="1.67cm" svg:height="1.288cm" svg:x="2.671cm" svg:y="18.255cm">
          <draw:text-box>
            <text:p><text:span text:style-name="T4">π</text:span><text:span text:style-name="T2">2</text:span></text:p>
          </draw:text-box>
        </draw:frame>
        <draw:frame draw:style-name="gr7" draw:text-style-name="P3" draw:layer="layout" svg:width="1.67cm" svg:height="1.288cm" svg:x="2.672cm" svg:y="16.555cm">
          <draw:text-box>
            <text:p><text:span text:style-name="T4">π</text:span><text:span text:style-name="T2">1</text:span></text:p>
          </draw:text-box>
        </draw:frame>
        <draw:line draw:style-name="gr18" draw:text-style-name="P1" draw:layer="layout" svg:x1="3.478cm" svg:y1="17.19cm" svg:x2="4.113cm" svg:y2="17.19cm">
          <text:p/>
        </draw:line>
        <draw:frame draw:style-name="gr7" draw:text-style-name="P3" draw:layer="layout" svg:width="1.67cm" svg:height="1.288cm" svg:x="4.045cm" svg:y="13.611cm">
          <draw:text-box>
            <text:p><text:span text:style-name="T4">O</text:span><text:span text:style-name="T2">1</text:span></text:p>
          </draw:text-box>
        </draw:frame>
        <draw:frame draw:style-name="gr7" draw:text-style-name="P3" draw:layer="layout" svg:width="1.67cm" svg:height="1.288cm" svg:x="7.945cm" svg:y="13.611cm">
          <draw:text-box>
            <text:p><text:span text:style-name="T4">O</text:span><text:span text:style-name="T2">2</text:span></text:p>
          </draw:text-box>
        </draw:frame>
        <draw:frame draw:style-name="gr7" draw:text-style-name="P3" draw:layer="layout" svg:width="1.67cm" svg:height="1.288cm" svg:x="14.445cm" svg:y="13.611cm">
          <draw:text-box>
            <text:p><text:span text:style-name="T4">O</text:span><text:span text:style-name="T2">T</text:span></text:p>
          </draw:text-box>
        </draw:frame>
        <draw:custom-shape draw:style-name="gr19" draw:text-style-name="P1" xml:id="id5" draw:id="id5" draw:layer="layout" svg:width="1.27cm" svg:height="1.27cm" svg:x="2.941cm" svg:y="14.87cm">
          <text:p text:style-name="P1"><text:span text:style-name="T5">v</text:span><text:span text:style-name="T6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xml:id="id4" draw:id="id4" draw:layer="layout" svg:width="1.27cm" svg:height="1.27cm" svg:x="5.141cm" svg:y="14.87cm">
          <text:p text:style-name="P1"><text:span text:style-name="T5">v</text:span><text:span text:style-name="T6">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xml:id="id11" draw:id="id11" draw:layer="layout" svg:width="1.27cm" svg:height="1.27cm" svg:x="6.841cm" svg:y="14.87cm">
          <text:p text:style-name="P1"><text:span text:style-name="T5">v</text:span><text:span text:style-name="T6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7cm" svg:height="1.27cm" svg:x="9.041cm" svg:y="14.87cm">
          <text:p text:style-name="P1"><text:span text:style-name="T5">v</text:span><text:span text:style-name="T6">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7cm" svg:height="1.27cm" svg:x="13.341cm" svg:y="14.87cm">
          <text:p text:style-name="P1"><text:span text:style-name="T5">v</text:span><text:span text:style-name="T6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7cm" svg:height="1.27cm" svg:x="15.541cm" svg:y="14.87cm">
          <text:p text:style-name="P1"><text:span text:style-name="T5">v</text:span><text:span text:style-name="T6">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5" draw:text-style-name="P2" xml:id="id7" draw:id="id7" draw:layer="layout" svg:width="1.27cm" svg:height="1.258cm" svg:x="4.107cm" svg:y="16.539cm">
          <text:p/>
        </draw:ellipse>
        <draw:connector draw:style-name="gr3" draw:text-style-name="P1" draw:layer="layout" draw:type="line" svg:x1="4.742cm" svg:y1="16.539cm" svg:x2="3.576cm" svg:y2="16.14cm" draw:start-shape="id7" draw:start-glue-point="0" draw:end-shape="id5" draw:end-glue-point="2" svg:d="m4742 16539-1166-399">
          <text:p/>
        </draw:connector>
        <draw:connector draw:style-name="gr20" draw:text-style-name="P1" draw:layer="layout" draw:type="line" svg:x1="4.742cm" svg:y1="16.539cm" svg:x2="5.776cm" svg:y2="16.14cm" draw:start-shape="id7" draw:start-glue-point="0" draw:end-shape="id4" draw:end-glue-point="2" svg:d="m4742 16539 1034-399">
          <text:p/>
        </draw:connector>
        <draw:line draw:style-name="gr18" draw:text-style-name="P1" draw:layer="layout" svg:x1="3.477cm" svg:y1="18.89cm" svg:x2="4.112cm" svg:y2="18.89cm">
          <text:p/>
        </draw:line>
        <draw:frame draw:style-name="gr21" draw:text-style-name="P6" draw:layer="layout" svg:width="1.869cm" svg:height="1.287cm" svg:x="5.755cm" svg:y="17.479cm">
          <draw:text-box>
            <text:p text:style-name="P6"><text:span text:style-name="T5">a</text:span><text:span text:style-name="T6">1N</text:span></text:p>
          </draw:text-box>
        </draw:frame>
        <draw:frame draw:style-name="gr22" draw:text-style-name="P6" draw:layer="layout" svg:width="1.869cm" svg:height="1.287cm" svg:x="3.24cm" svg:y="19.714cm">
          <draw:text-box>
            <text:p><text:span text:style-name="T5">b</text:span><text:span text:style-name="T6">N1</text:span></text:p>
          </draw:text-box>
        </draw:frame>
        <draw:line draw:style-name="gr23" draw:text-style-name="P1" draw:layer="layout" svg:x1="6.601cm" svg:y1="14.331cm" svg:x2="6.601cm" svg:y2="23.221cm">
          <text:p/>
        </draw:line>
        <draw:line draw:style-name="gr23" draw:text-style-name="P1" draw:layer="layout" svg:x1="16.95cm" svg:y1="14.029cm" svg:x2="16.95cm" svg:y2="22.919cm">
          <text:p/>
        </draw:line>
        <draw:frame draw:style-name="gr24" draw:text-style-name="P7" draw:layer="layout" svg:width="2.77cm" svg:height="0.889cm" draw:transform="rotate (1.56643300366462) translate (0.969cm 19.01cm)">
          <draw:text-box>
            <text:p><text:span text:style-name="T7">Nascosto</text:span></text:p>
          </draw:text-box>
        </draw:frame>
        <draw:frame draw:style-name="gr24" draw:text-style-name="P8" draw:layer="layout" svg:width="2.228cm" svg:height="0.889cm" svg:x="10.872cm" svg:y="14.97cm">
          <draw:text-box>
            <text:p text:style-name="P1"><text:span text:style-name="T8">Visibile</text:span></text:p>
          </draw:text-box>
        </draw:frame>
        <draw:connector draw:style-name="gr3" draw:text-style-name="P1" draw:layer="layout" draw:type="line" svg:x1="8.542cm" svg:y1="20.927cm" svg:x2="7.476cm" svg:y2="16.14cm" draw:start-shape="id9" draw:start-glue-point="0" draw:end-shape="id11" draw:end-glue-point="2" svg:d="m8542 20927-1066-4787">
          <text:p/>
        </draw:connector>
        <draw:connector draw:style-name="gr3" draw:text-style-name="P1" draw:layer="layout" draw:type="line" svg:x1="8.542cm" svg:y1="18.277cm" svg:x2="7.476cm" svg:y2="16.14cm" draw:start-shape="id8" draw:start-glue-point="0" draw:end-shape="id11" draw:end-glue-point="2" svg:d="m8542 18277-1066-2137">
          <text:p/>
        </draw:connector>
        <draw:connector draw:style-name="gr3" draw:text-style-name="P1" draw:layer="layout" draw:type="line" svg:x1="8.542cm" svg:y1="16.527cm" svg:x2="7.476cm" svg:y2="16.14cm" draw:end-shape="id11" draw:end-glue-point="2" svg:d="m8542 16527-1066-387">
          <text:p/>
        </draw:connector>
        <draw:line draw:style-name="gr23" draw:text-style-name="P1" draw:layer="layout" svg:x1="10.55cm" svg:y1="14.429cm" svg:x2="10.55cm" svg:y2="23.319cm">
          <text:p/>
        </draw:line>
        <draw:line draw:style-name="gr23" draw:text-style-name="P1" draw:layer="layout" svg:x1="13.15cm" svg:y1="14.429cm" svg:x2="13.15cm" svg:y2="23.319cm">
          <text:p/>
        </draw:line>
        <draw:line draw:style-name="gr23" draw:text-style-name="P1" draw:layer="layout" svg:x1="2.801cm" svg:y1="14.131cm" svg:x2="2.801cm" svg:y2="23.021cm">
          <text:p/>
        </draw:line>
        <draw:g>
          <draw:ellipse draw:style-name="gr25" draw:text-style-name="P1" draw:layer="layout" svg:width="0.098cm" svg:height="0.127cm" draw:transform="rotate (1.5707963267946) translate (4.939cm 15.532cm)">
            <text:p/>
          </draw:ellipse>
          <draw:ellipse draw:style-name="gr25" draw:text-style-name="P1" draw:layer="layout" svg:width="0.098cm" svg:height="0.127cm" draw:transform="rotate (1.5707963267946) translate (4.591cm 15.532cm)">
            <text:p/>
          </draw:ellipse>
          <draw:ellipse draw:style-name="gr25" draw:text-style-name="P1" draw:layer="layout" svg:width="0.098cm" svg:height="0.127cm" draw:transform="rotate (1.5707963267946) translate (4.241cm 15.532cm)">
            <text:p/>
          </draw:ellipse>
        </draw:g>
        <draw:custom-shape draw:style-name="gr26" draw:text-style-name="P1" draw:layer="layout" svg:width="13.97cm" svg:height="7.342cm" svg:x="2.505cm" svg:y="5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67cm" svg:height="1.288cm" svg:x="2.81cm" svg:y="9.42cm">
          <draw:text-box>
            <text:p><text:span text:style-name="T4">π</text:span><text:span text:style-name="T2">N</text:span></text:p>
          </draw:text-box>
        </draw:frame>
        <draw:line draw:style-name="gr17" draw:text-style-name="P1" draw:layer="layout" svg:x1="4.18cm" svg:y1="10.09cm" svg:x2="4.815cm" svg:y2="10.09cm">
          <text:p/>
        </draw:line>
        <draw:custom-shape draw:style-name="gr19" draw:text-style-name="P1" xml:id="id13" draw:id="id13" draw:layer="layout" svg:width="1.27cm" svg:height="1.27cm" draw:transform="rotate (0.0952949771588724) translate (7.332cm 4.461cm)">
          <text:p text:style-name="P1"><text:span text:style-name="T5">v</text:span><text:span text:style-name="T6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xml:id="id2" draw:id="id2" draw:layer="layout" svg:width="1.27cm" svg:height="1.27cm" draw:transform="rotate (-0.208915911464869) translate (11.775cm 4.513cm)">
          <text:p text:style-name="P1"><text:span text:style-name="T5">v</text:span><text:span text:style-name="T6">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9" xml:id="id14" draw:id="id14" draw:layer="layout" svg:width="0.076cm" svg:height="0.076cm" svg:x="9.829cm" svg:y="7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9" xml:id="id15" draw:id="id15" draw:layer="layout" svg:width="0.076cm" svg:height="0.076cm" svg:x="5.474cm" svg:y="9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29" draw:text-style-name="P10" xml:id="id16" draw:id="id16" draw:layer="layout" svg:width="1.27cm" svg:height="1.27cm" svg:x="13.129cm" svg:y="9.337cm">
          <text:p/>
        </draw:circle>
        <draw:ellipse draw:style-name="gr25" draw:text-style-name="P1" draw:layer="layout" svg:width="0.098cm" svg:height="0.127cm" draw:transform="rotate (1.5707963267946) translate (8.958cm 5.167cm)">
          <text:p/>
        </draw:ellipse>
        <draw:frame draw:style-name="gr24" draw:text-style-name="P11" draw:layer="layout" svg:width="2.228cm" svg:height="0.889cm" svg:x="12.977cm" svg:y="5.291cm">
          <draw:text-box>
            <text:p text:style-name="P1"><text:span text:style-name="T7">Visibile</text:span></text:p>
          </draw:text-box>
        </draw:frame>
        <draw:connector draw:style-name="gr30" draw:text-style-name="P1" draw:layer="layout" draw:type="line" svg:x1="10.925cm" svg:y1="7.514cm" svg:x2="8.087cm" svg:y2="5.691cm" draw:start-shape="id12" draw:start-glue-point="0" draw:end-shape="id13" draw:end-glue-point="2" svg:d="m10925 7514-2838-1823">
          <text:p/>
        </draw:connector>
        <draw:frame draw:style-name="gr31" draw:text-style-name="P3" xml:id="id22" draw:id="id22" draw:layer="layout" svg:width="1.201cm" svg:height="1.338cm" svg:x="13.195cm" svg:y="9.32cm">
          <draw:text-box>
            <text:p text:style-name="P3"><text:span text:style-name="T1">S</text:span><text:span text:style-name="T2">2</text:span></text:p>
          </draw:text-box>
        </draw:frame>
        <draw:connector draw:style-name="gr32" draw:text-style-name="P1" draw:layer="layout" draw:type="line" svg:x1="9.894cm" svg:y1="7.202cm" svg:x2="12.127cm" svg:y2="5.913cm" draw:start-shape="id14" draw:start-glue-point="9" draw:end-shape="id2" draw:end-glue-point="2" svg:d="m9894 7202 2233-1289">
          <text:p/>
        </draw:connector>
        <draw:frame draw:style-name="gr33" draw:text-style-name="P12" draw:layer="layout" svg:width="2.94cm" svg:height="0.903cm" svg:x="13.73cm" svg:y="8.285cm">
          <draw:text-box>
            <text:p><text:span text:style-name="T9">Nascosto</text:span></text:p>
          </draw:text-box>
        </draw:frame>
        <draw:connector draw:style-name="gr34" draw:text-style-name="P1" draw:layer="layout" draw:type="line" svg:x1="5.539cm" svg:y1="9.696cm" svg:x2="8.087cm" svg:y2="5.691cm" draw:start-shape="id15" draw:start-glue-point="11" draw:end-shape="id13" draw:end-glue-point="2" svg:d="m5539 9696 2548-4005">
          <text:p/>
        </draw:connector>
        <draw:ellipse draw:style-name="gr25" draw:text-style-name="P1" draw:layer="layout" svg:width="0.098cm" svg:height="0.127cm" draw:transform="rotate (1.5707963267946) translate (11.173cm 5.367cm)">
          <text:p/>
        </draw:ellipse>
        <draw:ellipse draw:style-name="gr25" draw:text-style-name="P1" draw:layer="layout" svg:width="0.098cm" svg:height="0.127cm" draw:transform="rotate (1.5707963267946) translate (10.123cm 5.167cm)">
          <text:p/>
        </draw:ellipse>
        <draw:connector draw:style-name="gr35" draw:text-style-name="P1" draw:layer="layout" draw:type="curve" svg:x1="5.45cm" svg:y1="9.185cm" svg:x2="4.815cm" svg:y2="9.82cm" draw:start-shape="id1" draw:end-shape="id1" draw:end-glue-point="3" svg:d="m5450 9185c0-789-581-657-937-302s-487 937 302 937">
          <text:p/>
        </draw:connector>
        <draw:connector draw:style-name="gr36" draw:text-style-name="P1" draw:layer="layout" draw:type="curve" svg:x1="13.764cm" svg:y1="10.607cm" svg:x2="14.399cm" svg:y2="9.972cm" draw:start-shape="id16" draw:start-glue-point="2" draw:end-shape="id16" draw:end-glue-point="1" svg:d="m13764 10607c0 789 581 657 937 302s487-937-302-937">
          <text:p/>
        </draw:connector>
        <draw:connector draw:style-name="gr37" draw:text-style-name="P1" draw:layer="layout" draw:type="curve" svg:x1="10.325cm" svg:y1="7.306cm" svg:x2="10.325cm" svg:y2="7.306cm" draw:start-shape="id17" draw:end-shape="id17" draw:end-glue-point="1" svg:d="m10325 7306">
          <text:p/>
        </draw:connector>
        <draw:frame draw:style-name="gr38" draw:text-style-name="P6" draw:layer="layout" svg:width="1.869cm" svg:height="1.287cm" svg:x="7.72cm" svg:y="9.403cm">
          <draw:text-box>
            <text:p><text:span text:style-name="T5">a</text:span><text:span text:style-name="T6">1N</text:span></text:p>
          </draw:text-box>
        </draw:frame>
        <draw:frame draw:style-name="gr38" draw:text-style-name="P6" draw:layer="layout" svg:width="1.869cm" svg:height="1.287cm" svg:x="5.78cm" svg:y="6.38cm">
          <draw:text-box>
            <text:p><text:span text:style-name="T5">b</text:span><text:span text:style-name="T6">N1</text:span></text:p>
          </draw:text-box>
        </draw:frame>
        <draw:line draw:style-name="gr18" draw:text-style-name="P1" draw:layer="layout" svg:x1="12.46cm" svg:y1="10.29cm" svg:x2="13.095cm" svg:y2="10.29cm">
          <text:p/>
        </draw:line>
        <draw:frame draw:style-name="gr38" draw:text-style-name="P6" draw:layer="layout" svg:width="1.869cm" svg:height="1.287cm" svg:x="3.481cm" svg:y="7.633cm">
          <draw:text-box>
            <text:p><text:span text:style-name="T5">a</text:span><text:span text:style-name="T6">NN</text:span></text:p>
          </draw:text-box>
        </draw:frame>
        <draw:connector draw:style-name="gr39" draw:text-style-name="P1" draw:layer="layout" draw:type="line" svg:x1="9.177cm" svg:y1="17.168cm" svg:x2="11.707cm" svg:y2="17.162cm" svg:d="m9177 17168 2530-6">
          <text:p/>
        </draw:connector>
        <draw:connector draw:style-name="gr40" draw:text-style-name="P1" draw:layer="layout" draw:type="line" svg:x1="9.177cm" svg:y1="17.168cm" svg:x2="11.707cm" svg:y2="18.912cm" svg:d="m9177 17168 2530 1744">
          <text:p/>
        </draw:connector>
        <draw:connector draw:style-name="gr40" draw:text-style-name="P1" draw:layer="layout" draw:type="line" svg:x1="9.177cm" svg:y1="17.168cm" svg:x2="11.707cm" svg:y2="21.562cm" draw:end-shape="id18" draw:end-glue-point="3" svg:d="m9177 17168 2530 4394">
          <text:p/>
        </draw:connector>
        <draw:connector draw:style-name="gr40" draw:text-style-name="P1" draw:layer="layout" draw:type="line" svg:x1="9.177cm" svg:y1="18.912cm" svg:x2="11.707cm" svg:y2="18.912cm" svg:d="m9177 18912h2530">
          <text:p/>
        </draw:connector>
        <draw:connector draw:style-name="gr39" draw:text-style-name="P1" draw:layer="layout" draw:type="line" svg:x1="9.177cm" svg:y1="18.912cm" svg:x2="11.707cm" svg:y2="21.562cm" draw:end-shape="id18" draw:end-glue-point="3" svg:d="m9177 18912 2530 2650">
          <text:p/>
        </draw:connector>
        <draw:connector draw:style-name="gr40" draw:text-style-name="P1" xml:id="id18" draw:id="id18" draw:layer="layout" draw:type="line" svg:x1="9.177cm" svg:y1="21.562cm" svg:x2="11.707cm" svg:y2="21.562cm" svg:d="m9177 21562h2530">
          <text:p/>
        </draw:connector>
        <draw:connector draw:style-name="gr40" draw:text-style-name="P1" draw:layer="layout" draw:type="line" svg:x1="9.177cm" svg:y1="21.562cm" svg:x2="11.707cm" svg:y2="18.912cm" draw:start-shape="id18" draw:start-glue-point="2" svg:d="m9177 21562 2530-2650">
          <text:p/>
        </draw:connector>
        <draw:connector draw:style-name="gr40" draw:text-style-name="P1" draw:layer="layout" draw:type="line" svg:x1="9.177cm" svg:y1="21.562cm" svg:x2="11.707cm" svg:y2="17.162cm" draw:start-shape="id18" draw:start-glue-point="2" svg:d="m9177 21562 2530-4400">
          <text:p/>
        </draw:connector>
        <draw:connector draw:style-name="gr39" draw:text-style-name="P1" draw:layer="layout" draw:type="line" svg:x1="9.177cm" svg:y1="18.912cm" svg:x2="11.707cm" svg:y2="17.162cm" svg:d="m9177 18912 2530-1750">
          <text:p/>
        </draw:connector>
        <draw:line draw:style-name="gr41" draw:text-style-name="P1" draw:layer="layout" svg:x1="10.979cm" svg:y1="17.19cm" svg:x2="11.614cm" svg:y2="17.19cm">
          <text:p/>
        </draw:line>
        <draw:connector draw:style-name="gr39" draw:text-style-name="P1" xml:id="id20" draw:id="id20" draw:layer="layout" draw:type="line" svg:x1="11.977cm" svg:y1="17.168cm" svg:x2="14.507cm" svg:y2="17.162cm" svg:d="m11977 17168 2530-6">
          <text:p/>
        </draw:connector>
        <draw:connector draw:style-name="gr40" draw:text-style-name="P1" draw:layer="layout" draw:type="line" svg:x1="11.977cm" svg:y1="17.168cm" svg:x2="14.507cm" svg:y2="18.912cm" svg:d="m11977 17168 2530 1744">
          <text:p/>
        </draw:connector>
        <draw:connector draw:style-name="gr40" draw:text-style-name="P1" draw:layer="layout" draw:type="line" svg:x1="11.977cm" svg:y1="17.168cm" svg:x2="14.507cm" svg:y2="21.562cm" draw:end-shape="id19" draw:end-glue-point="3" svg:d="m11977 17168 2530 4394">
          <text:p/>
        </draw:connector>
        <draw:connector draw:style-name="gr40" draw:text-style-name="P1" draw:layer="layout" draw:type="line" svg:x1="11.977cm" svg:y1="18.912cm" svg:x2="14.507cm" svg:y2="18.912cm" svg:d="m11977 18912h2530">
          <text:p/>
        </draw:connector>
        <draw:connector draw:style-name="gr39" draw:text-style-name="P1" draw:layer="layout" draw:type="line" svg:x1="11.977cm" svg:y1="18.912cm" svg:x2="14.507cm" svg:y2="21.562cm" draw:end-shape="id19" draw:end-glue-point="3" svg:d="m11977 18912 2530 2650">
          <text:p/>
        </draw:connector>
        <draw:connector draw:style-name="gr40" draw:text-style-name="P1" xml:id="id19" draw:id="id19" draw:layer="layout" draw:type="line" svg:x1="11.977cm" svg:y1="21.562cm" svg:x2="14.507cm" svg:y2="21.562cm" svg:d="m11977 21562h2530">
          <text:p/>
        </draw:connector>
        <draw:connector draw:style-name="gr40" draw:text-style-name="P1" draw:layer="layout" draw:type="line" svg:x1="11.977cm" svg:y1="21.562cm" svg:x2="14.507cm" svg:y2="18.912cm" draw:start-shape="id19" draw:start-glue-point="2" svg:d="m11977 21562 2530-2650">
          <text:p/>
        </draw:connector>
        <draw:connector draw:style-name="gr40" draw:text-style-name="P1" draw:layer="layout" draw:type="line" svg:x1="11.977cm" svg:y1="21.562cm" svg:x2="14.507cm" svg:y2="17.162cm" draw:start-shape="id19" draw:start-glue-point="2" draw:end-shape="id20" draw:end-glue-point="3" svg:d="m11977 21562 2530-4400">
          <text:p/>
        </draw:connector>
        <draw:connector draw:style-name="gr39" draw:text-style-name="P1" draw:layer="layout" draw:type="line" svg:x1="11.977cm" svg:y1="18.912cm" svg:x2="14.507cm" svg:y2="17.162cm" draw:end-shape="id20" draw:end-glue-point="3" svg:d="m11977 18912 2530-1750">
          <text:p/>
        </draw:connector>
        <draw:line draw:style-name="gr41" draw:text-style-name="P1" draw:layer="layout" svg:x1="13.779cm" svg:y1="17.19cm" svg:x2="14.414cm" svg:y2="17.19cm">
          <text:p/>
        </draw:line>
        <draw:circle draw:style-name="gr5" draw:text-style-name="P2" xml:id="id8" draw:id="id8" draw:layer="layout" svg:width="1.27cm" svg:height="1.27cm" svg:x="7.907cm" svg:y="18.277cm">
          <text:p/>
        </draw:circle>
        <draw:circle draw:style-name="gr5" draw:text-style-name="P2" xml:id="id10" draw:id="id10" draw:layer="layout" svg:width="1.27cm" svg:height="1.27cm" svg:x="7.907cm" svg:y="16.527cm">
          <text:p/>
        </draw:circle>
        <draw:connector draw:style-name="gr32" draw:text-style-name="P1" draw:layer="layout" draw:type="line" svg:x1="13.764cm" svg:y1="9.337cm" svg:x2="12.127cm" svg:y2="5.913cm" draw:start-shape="id16" draw:end-shape="id2" draw:end-glue-point="2" svg:d="m13764 9337-1637-3424">
          <text:p/>
        </draw:connector>
        <draw:connector draw:style-name="gr42" draw:text-style-name="P1" xml:id="id12" draw:id="id12" draw:layer="layout" draw:type="line" svg:x1="13.764cm" svg:y1="9.337cm" svg:x2="8.087cm" svg:y2="5.691cm" draw:start-shape="id16" draw:end-shape="id13" draw:end-glue-point="2" svg:d="m13764 9337-5677-3646">
          <text:p/>
        </draw:connector>
        <draw:circle draw:style-name="gr43" draw:text-style-name="P10" xml:id="id21" draw:id="id21" draw:layer="layout" svg:width="1.27cm" svg:height="1.27cm" svg:x="9.037cm" svg:y="6.631cm">
          <text:p/>
        </draw:circle>
        <draw:line draw:style-name="gr17" draw:text-style-name="P1" draw:layer="layout" svg:x1="8.42cm" svg:y1="7.015cm" svg:x2="9.055cm" svg:y2="7.015cm">
          <text:p/>
        </draw:line>
        <draw:frame draw:style-name="gr44" draw:text-style-name="P3" xml:id="id17" draw:id="id17" draw:layer="layout" svg:width="1.201cm" svg:height="1.288cm" svg:x="9.124cm" svg:y="6.662cm">
          <draw:text-box>
            <text:p text:style-name="P3"><text:span text:style-name="T1">S</text:span><text:span text:style-name="T2">1</text:span></text:p>
          </draw:text-box>
        </draw:frame>
        <draw:circle draw:style-name="gr45" draw:text-style-name="P10" xml:id="id1" draw:id="id1" draw:layer="layout" svg:width="1.27cm" svg:height="1.27cm" svg:x="4.815cm" svg:y="9.185cm">
          <text:p/>
        </draw:circle>
        <draw:frame draw:style-name="gr7" draw:text-style-name="P3" draw:layer="layout" svg:width="1.866cm" svg:height="1.288cm" svg:x="4.815cm" svg:y="9.202cm">
          <draw:text-box>
            <text:p><text:span text:style-name="T1">S</text:span><text:span text:style-name="T2">N</text:span></text:p>
          </draw:text-box>
        </draw:frame>
        <draw:connector draw:style-name="gr37" draw:text-style-name="P1" draw:layer="layout" draw:type="curve" svg:x1="10.307cm" svg:y1="7.266cm" svg:x2="9.672cm" svg:y2="6.631cm" draw:start-shape="id21" draw:start-glue-point="1" draw:end-shape="id21" draw:end-glue-point="0" svg:d="m10307 7266c789 0 657-581 302-937s-937-487-937 302">
          <text:p/>
        </draw:connector>
        <draw:connector draw:style-name="gr46" draw:text-style-name="P1" draw:layer="layout" draw:type="curve" svg:x1="5.45cm" svg:y1="9.185cm" svg:x2="9.124cm" svg:y2="7.306cm" draw:start-shape="id1" draw:start-glue-point="0" draw:end-shape="id17" draw:end-glue-point="3" svg:d="m5450 9185c0-1253 1224-1879 3674-1879">
          <text:p/>
        </draw:connector>
        <draw:connector draw:style-name="gr46" draw:text-style-name="P1" draw:layer="layout" draw:type="curve" svg:x1="9.672cm" svg:y1="7.901cm" svg:x2="13.129cm" svg:y2="9.972cm" draw:start-shape="id21" draw:start-glue-point="2" draw:end-shape="id16" draw:end-glue-point="3" svg:d="m9672 7901c0 1381 1152 2071 3457 2071">
          <text:p/>
        </draw:connector>
        <draw:connector draw:style-name="gr47" draw:text-style-name="P1" draw:layer="layout" draw:type="curve" svg:x1="9.724cm" svg:y1="7.95cm" svg:x2="6.085cm" svg:y2="9.82cm" draw:start-shape="id17" draw:start-glue-point="2" draw:end-shape="id1" draw:end-glue-point="1" svg:d="m9724 7950c0 1247-1213 1870-3639 1870">
          <text:p/>
        </draw:connector>
        <draw:connector draw:style-name="gr46" draw:text-style-name="P1" draw:layer="layout" draw:type="curve" svg:x1="13.764cm" svg:y1="9.337cm" svg:x2="10.325cm" svg:y2="7.306cm" draw:start-shape="id16" draw:start-glue-point="0" draw:end-shape="id17" draw:end-glue-point="1" svg:d="m13764 9337c0-1354-1146-2031-3439-2031">
          <text:p/>
        </draw:connector>
        <draw:frame draw:style-name="gr21" draw:text-style-name="P6" draw:layer="layout" svg:width="1.869cm" svg:height="1.287cm" svg:x="5.756cm" svg:y="20.48cm">
          <draw:text-box>
            <text:p text:style-name="P6"><text:span text:style-name="T5">a</text:span><text:span text:style-name="T6">NN</text:span></text:p>
          </draw:text-box>
        </draw:frame>
        <draw:connector draw:style-name="gr48" draw:text-style-name="P1" draw:layer="layout" draw:type="curve" svg:x1="9.724cm" svg:y1="7.95cm" svg:x2="9.275cm" svg:y2="11.073cm" draw:start-shape="id17" draw:start-glue-point="2" svg:d="m9724 7950c0 2718-449 1157-449 3123">
          <text:p/>
        </draw:connector>
        <draw:connector draw:style-name="gr48" draw:text-style-name="P1" draw:layer="layout" draw:type="curve" svg:x1="13.795cm" svg:y1="10.658cm" svg:x2="10.65cm" svg:y2="11.41cm" draw:start-shape="id22" svg:d="m13795 10658c0 939-3145 563-3145 752">
          <text:p/>
        </draw:connector>
        <draw:connector draw:style-name="gr48" draw:text-style-name="P1" draw:layer="layout" draw:type="curve" svg:x1="5.45cm" svg:y1="10.455cm" svg:x2="7.926cm" svg:y2="11.358cm" draw:start-shape="id1" draw:start-glue-point="2" svg:d="m5450 10455c0 1072 2476 621 2476 903">
          <text:p/>
        </draw:connector>
        <draw:g>
          <draw:ellipse draw:style-name="gr49" draw:text-style-name="P13" draw:layer="layout" svg:width="0.098cm" svg:height="0.127cm" svg:x="4.725cm" svg:y="20.426cm">
            <text:p/>
          </draw:ellipse>
          <draw:ellipse draw:style-name="gr50" draw:text-style-name="P13" draw:layer="layout" svg:width="0.098cm" svg:height="0.127cm" svg:x="4.725cm" svg:y="20.078cm">
            <text:p/>
          </draw:ellipse>
          <draw:ellipse draw:style-name="gr51" draw:text-style-name="P13" draw:layer="layout" svg:width="0.098cm" svg:height="0.127cm" svg:x="4.725cm" svg:y="19.728cm">
            <text:p/>
          </draw:ellipse>
        </draw:g>
        <draw:g>
          <draw:ellipse draw:style-name="gr25" draw:text-style-name="P1" draw:layer="layout" svg:width="0.098cm" svg:height="0.127cm" svg:x="8.525cm" svg:y="20.427cm">
            <text:p/>
          </draw:ellipse>
          <draw:ellipse draw:style-name="gr25" draw:text-style-name="P1" draw:layer="layout" svg:width="0.098cm" svg:height="0.127cm" svg:x="8.525cm" svg:y="20.079cm">
            <text:p/>
          </draw:ellipse>
          <draw:ellipse draw:style-name="gr25" draw:text-style-name="P1" draw:layer="layout" svg:width="0.098cm" svg:height="0.127cm" svg:x="8.525cm" svg:y="19.729cm">
            <text:p/>
          </draw:ellipse>
        </draw:g>
        <draw:g>
          <draw:ellipse draw:style-name="gr25" draw:text-style-name="P1" draw:layer="layout" svg:width="0.098cm" svg:height="0.127cm" svg:x="15.025cm" svg:y="20.528cm">
            <text:p/>
          </draw:ellipse>
          <draw:ellipse draw:style-name="gr25" draw:text-style-name="P1" draw:layer="layout" svg:width="0.098cm" svg:height="0.127cm" svg:x="15.025cm" svg:y="20.18cm">
            <text:p/>
          </draw:ellipse>
          <draw:ellipse draw:style-name="gr25" draw:text-style-name="P1" draw:layer="layout" svg:width="0.098cm" svg:height="0.127cm" svg:x="15.025cm" svg:y="19.83cm">
            <text:p/>
          </draw:ellipse>
        </draw:g>
        <draw:g>
          <draw:ellipse draw:style-name="gr25" draw:text-style-name="P1" draw:layer="layout" svg:width="0.098cm" svg:height="0.127cm" draw:transform="rotate (1.5707963267946) translate (8.84cm 15.532cm)">
            <text:p/>
          </draw:ellipse>
          <draw:ellipse draw:style-name="gr25" draw:text-style-name="P1" draw:layer="layout" svg:width="0.098cm" svg:height="0.127cm" draw:transform="rotate (1.5707963267946) translate (8.492cm 15.532cm)">
            <text:p/>
          </draw:ellipse>
          <draw:ellipse draw:style-name="gr25" draw:text-style-name="P1" draw:layer="layout" svg:width="0.098cm" svg:height="0.127cm" draw:transform="rotate (1.5707963267946) translate (8.142cm 15.532cm)">
            <text:p/>
          </draw:ellipse>
        </draw:g>
        <draw:g>
          <draw:ellipse draw:style-name="gr25" draw:text-style-name="P1" draw:layer="layout" svg:width="0.098cm" svg:height="0.127cm" draw:transform="rotate (1.5707963267946) translate (15.341cm 15.532cm)">
            <text:p/>
          </draw:ellipse>
          <draw:ellipse draw:style-name="gr25" draw:text-style-name="P1" draw:layer="layout" svg:width="0.098cm" svg:height="0.127cm" draw:transform="rotate (1.5707963267946) translate (14.993cm 15.532cm)">
            <text:p/>
          </draw:ellipse>
          <draw:ellipse draw:style-name="gr25" draw:text-style-name="P1" draw:layer="layout" svg:width="0.098cm" svg:height="0.127cm" draw:transform="rotate (1.5707963267946) translate (14.643cm 15.532cm)">
            <text:p/>
          </draw:ellipse>
        </draw:g>
        <draw:g>
          <draw:ellipse draw:style-name="gr52" draw:text-style-name="P13" draw:layer="layout" svg:width="0.098cm" svg:height="0.127cm" draw:transform="rotate (1.5707963267946) translate (9.442cm 11.632cm)">
            <text:p/>
          </draw:ellipse>
          <draw:ellipse draw:style-name="gr53" draw:text-style-name="P13" draw:layer="layout" svg:width="0.098cm" svg:height="0.127cm" draw:transform="rotate (1.5707963267946) translate (9.094cm 11.632cm)">
            <text:p/>
          </draw:ellipse>
          <draw:ellipse draw:style-name="gr54" draw:text-style-name="P13" draw:layer="layout" svg:width="0.098cm" svg:height="0.127cm" draw:transform="rotate (1.5707963267946) translate (8.744cm 11.632cm)">
            <text:p/>
          </draw:ellipse>
        </draw:g>
        <draw:frame draw:style-name="gr7" draw:text-style-name="P3" draw:layer="layout" svg:width="1.67cm" svg:height="1.288cm" svg:x="7.585cm" svg:y="6.262cm">
          <draw:text-box>
            <text:p><text:span text:style-name="T4">π</text:span><text:span text:style-name="T2">1</text:span></text:p>
          </draw:text-box>
        </draw:frame>
        <draw:frame draw:style-name="gr44" draw:text-style-name="P3" draw:layer="layout" svg:width="1.67cm" svg:height="1.288cm" svg:x="11.495cm" svg:y="9.772cm">
          <draw:text-box>
            <text:p text:style-name="P3"><text:span text:style-name="T4">π</text:span><text:span text:style-name="T2">2</text:span></text:p>
          </draw:text-box>
        </draw:frame>
        <draw:custom-shape draw:style-name="gr55" draw:text-style-name="P1" draw:layer="layout" svg:width="7.72cm" svg:height="1.035cm" svg:x="2.84cm" svg:y="13.665cm">
          <text:p/>
          <draw:enhanced-geometry svg:viewBox="0 0 21600 21600" draw:type="rectangle" draw:enhanced-path="M 0 0 L 21600 0 21600 21600 0 21600 0 0 Z N"/>
        </draw:custom-shape>
        <draw:line draw:style-name="gr56" draw:text-style-name="P1" draw:layer="layout" svg:x1="6.57cm" svg:y1="13.565cm" svg:x2="6.57cm" svg:y2="14.657cm">
          <text:p/>
        </draw:line>
        <draw:custom-shape draw:style-name="gr55" draw:text-style-name="P1" draw:layer="layout" svg:width="3.77cm" svg:height="1.035cm" svg:x="13.14cm" svg:y="13.666cm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line" svg:x1="5.377cm" svg:y1="21.562cm" svg:x2="7.907cm" svg:y2="17.162cm" draw:start-shape="id6" draw:start-glue-point="1" draw:end-shape="id10" draw:end-glue-point="3" svg:d="m5377 21562 2530-4400">
          <text:p/>
        </draw:connector>
        <draw:connector draw:style-name="gr11" draw:text-style-name="P1" draw:layer="layout" draw:type="line" svg:x1="5.377cm" svg:y1="17.168cm" svg:x2="7.907cm" svg:y2="17.162cm" draw:start-shape="id7" draw:start-glue-point="1" draw:end-shape="id10" draw:end-glue-point="3" svg:d="m5377 17168 2530-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Blue_20_Crossed_20_45_20_Degrees" draw:display-name="Blue Crossed 45 Degrees" draw:style="double" draw:color="#000080" draw:distance="0.076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udu </meta:initial-creator>
    <meta:creation-date>2011-03-15T12:50:14.54</meta:creation-date>
    <dc:date>2012-02-19T18:29:01.40</dc:date>
    <dc:creator>Bilbo Baggins</dc:creator>
    <meta:editing-duration>PT16H46M40S</meta:editing-duration>
    <meta:editing-cycles>26</meta:editing-cycles>
    <meta:generator>OpenOffice.org/3.3$Win32 OpenOffice.org_project/330m20$Build-9567</meta:generator>
    <meta:document-statistic meta:object-count="154"/>
  </office:meta>
</office:document-meta>
</file>